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200%" fo:text-align="start" style:justify-single-word="false" fo:text-indent="0in" style:auto-text-indent="false">
        <style:tab-stops>
          <style:tab-stop style:position="0.4898in"/>
        </style:tab-stops>
      </style:paragraph-properties>
      <style:text-properties fo:font-size="12pt" style:font-size-asian="12pt" style:font-size-complex="12pt"/>
    </style:style>
    <style:style style:name="P3" style:family="paragraph" style:parent-style-name="Standard">
      <style:paragraph-properties fo:line-height="200%"/>
      <style:text-properties fo:font-size="12pt" style:font-size-asian="12pt" style:font-size-complex="12pt"/>
    </style:style>
    <style:style style:name="P4" style:family="paragraph" style:parent-style-name="Heading_20_1" style:master-page-name="numbering">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INVESTIGATION</text:h>
      <text:p text:style-name="P3"><text:tab/>The first thing the project <text:s/>needed to do was sit down and think about what it is <text:s/>the project is trying to do. <text:s/>The project is to make a mobile turret. So the project needed to find out what all will go into making this turret move, shoot, fire precisely, and drive to where the power wheels wanted <text:s/>to go and not crash. <text:s/>So to start, the project is <text:s/>going to need a mobile platform. <text:s/>The project could go about this a couple different ways. And prices would vary according to how much the project wanted to do and what all needed to be done to the base. <text:s/>the project requires the use a larger platform like a power wheels for the base. <text:s/></text:p>
      <text:p text:style-name="P3"><text:tab/>First thing the project decided to do was see if it could find someone who had one or two they might donate to us. <text:s/>The project found two donors in this case, one power wheels runs but needs a battery. The other is pretty much just a frame it would need motors and a battery. <text:s/>These batteries range from $20- 50. <text:s/>the motors are around $20. <text:s/>So to get one of these to move the project would need a battery for one or 2 motors and a battery for the other. <text:s/>Then after the project got them to move the project requires controlling it through remote control. The RC kits aren't cheap, <text:s/>they are around $100 for each transmitter and receiver plus the crystals are $15 a piece. This sounds like to much to put into the base. The project didn't want to spend a ton of money on the frame of this thing. So the project started looking for alternatives. <text:s/>the project could buy the vehicle for 150 plus shipping which come to $200. the project found it for $150 but by the time the project would order the parts, it will be gone. the project <text:s/>went and checked on the one on eBay, the store has 5 left and he has lowered the price to $99 plus shipping. </text:p>
      <text:p text:style-name="P3"><text:tab/>Upon further investigation, the project found that the project may be able to use wi-fi between two laptops since there is going to be a laptop on the base controlling the base and the turret. So the project may be able to use the laptop the project is using to enter in the command and relay them to the <text:soft-page-break/>one on the base. If the project can do this, the project will be able to remote control it without any cost except the battery. <text:s/>The turret parts are going to be what costs the most. <text:s/>The turret needs 3 servos; 2 of them for the x and y axis and one for the trigger, 2 1/4"-3" ring clamp, <text:s/>wiring, double sided tape, servo controller (the project plans to use one of the bots boards), <text:s/>zip ties, air-soft gun, batteries, plywood, and maybe some continuous rotating gearboxes to strengthen the servos. Depending on how the project does the targeting the project may need a camera and laser(s). the project want to use a camera, give it a reference point, and have the servos follow the reference point if it moves. Then, use the laser point to have the program find the brightest pixel and that with the fixed locations of the laser and camera. Determine distance. Use the distance with the velocity of the reference point and the feet per second (fps) of the air-soft gun to calculate where the gun needs to fire to hit the target. <text:s/>Programming the turret is whats going to take most of the time. We have been working on programming the base encase the project can't remote control it. We'd really like to get it to do both and be manually controlled. </text:p>
      <text:p text:style-name="P3"/>
      <text:p text:style-name="P3"><text:tab/>Now the project need to define what each step is it is going to do. <text:s/>First the project have the base. It is going to be a powers wheel. Were going to test the motors on it to make sure they are good and working within our parameters. Then the project needs to look at the circuitry for the motors and see if the project can replace the toggle switch for a controller so that the project can make it drive forward and backwards with the push of a button. After the project does this, <text:s/>the project need to examine how the steering works and see if it can put a device on the steering wheel to control its left to right motion or preferably under the vehicle at the junction point, another gearbox would be need here. <text:s/>Once the servos are wired up and ready to go all the project needs to do is program on the laptop to receive commands from the other laptop. <text:s/>This pretty much will just be done through wi-fi and telling it to receive from a certain ip address. Then the laptop the project is controlling has to have the program on it to allow us to push any of the directional keys on the keyboard or controller and move in that direction. If the project <text:soft-page-break/>manages to get the one off eBay then there wont be any need for this the controller is a transmitter and the base will have a receive at 2.4ghz. Then RC can do all that the laptops would do with the remote.</text:p>
      <text:p text:style-name="P3"><text:tab/> The turret comes next. the project needs to acquire an air-soft gun. The rating on it should give us a fairly accurate reading on the fps of the gun as well as the electrical specs. The servos the project needs, have to be fairly strong, they need to turn the whole unit left and right as well as up and down. The one for the trigger doesn't need to be strong just pull the trigger or wire attached to the trigger. the project could use, and may have to, gear boxes to make the servo's weight and torque increased. <text:s/>Plywood will be needed to cut the frame out of. A ring clamp will be needed to hold the gun to the plywood. Zip ties to hold the wiring together. Screws will be used to mount the gear boxes to the base and the the plywood that gives the turret some distance above the base. <text:s/>Once assembled, the project will need to find an appropriate way to mount it to the powers wheels so that it isn't in the way of driving. I think here we will use more plywood. <text:s/></text:p>
      <text:p text:style-name="P3"><text:tab/>Then comes the programming, the programming is going to take the most time and effort. the project has found a lot of work people have done to make turrets work and have some ideas of how to do it. the project will start off by using the program for the base and have it move by keyboard configuration or <text:s/>controller. <text:s/>Then maybe the project will attempt to do some edge detection or <text:s/>contrast comparison to determine targets on its own. If the project can't get it to do this the project can program it to follow the objects and eventually with some math shoot the target. If the project can't do it from edge detection or contrast comparison, then the project will have to use infrared Target or a constellation to make <text:s/>it use motion as targeting, Similar to how the Wii remote works with the leds and the infrared camera. <text:s/>After the turret is set up and the project has a program working, field testing is all that the project should have left as long as nothing goes wrong. <text:s/>In tat case its back to programming or troubleshooting are circuits. To pin point and eliminate <text:s/>these errors the project will test each circuit individually before its all put together. </text:p>
      <text:p text:style-name="P3"><text:soft-page-break/><text:tab/>If the project uses the laser and it can get it to determine velocity maybe by the edge detection and a formula then the project can determine which way its going and how fast, it should give us an angle which then can be a simple pulse with on the servo to give us that angle. Motion detectors may be used here as well to help us get a better shot at the target. <text:s/>The motion sensor is always gonna be sensing motion, so the turret will always be following the target. so, given this, the project can take point A and point B as the object moves, and determine the speed at which the target is moving. <text:s/>The better the laser is will also help us to get better data and better shots. the project believes it needs a green laser to do this because it will be clearer and better range then a red laser. Blue lasers are the best but they are way to expensive for the little effect they will have on our project.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 style:family="paragraph" style:parent-style-name="Heading_20_7"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no_20_numbering" style:display-name="no numbering" style:page-layout-name="Mpm2"/>
    <style:master-page style:name="numbering" style:page-layout-name="Mpm3">
      <style:footer>
        <text:p text:style-name="MP1">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3T15:50:53</meta:creation-date>
    <meta:editing-duration>PT00H01M39S</meta:editing-duration>
    <meta:editing-cycles>3</meta:editing-cycles>
    <meta:generator>OpenOffice.org/3.1$Linux OpenOffice.org_project/310m19$Build-9420</meta:generator>
    <dc:title>sen proj 1</dc:title>
    <dc:date>2010-04-23T18:10:16</dc:date>
    <meta:document-statistic meta:table-count="0" meta:image-count="0" meta:object-count="0" meta:page-count="4" meta:paragraph-count="9" meta:word-count="1476" meta:character-count="7773"/>
    <meta:template xlink:type="simple" xlink:actuate="onRequest" xlink:title="sen proj 1" xlink:href="../../../.openoffice.org/3/user/template/sen%20proj%201.ott" meta:date="2010-04-23T15:50:53"/>
  </office:meta>
</office:document-meta>
</file>